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no-preview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image/png" manifest:full-path="Pictures/icon-enclosed.png"/>
  <manifest:file-entry manifest:media-type="image/png" manifest:full-path="Pictures/icon-horizontal-line.jpg"/>
  <manifest:file-entry manifest:media-type="image/png" manifest:full-path="Pictures/elp_spoken_interaction_logo.png"/>
  <manifest:file-entry manifest:media-type="image/png" manifest:full-path="Pictures/elp_spoken_production_logo.png"/>
  <manifest:file-entry manifest:media-type="image/png" manifest:full-path="Pictures/elp_listening_logo.png"/>
  <manifest:file-entry manifest:media-type="image/png" manifest:full-path="Pictures/elp_reading_logo.png"/>
  <manifest:file-entry manifest:media-type="image/jpeg" manifest:full-path="Pictures/elp_footer_eu_logo.jpg"/>
  <manifest:file-entry manifest:media-type="image/png" manifest:full-path="Pictures/elp_writing_logo.png"/>
  <manifest:file-entry manifest:media-type="image/png" manifest:full-path="Pictures/elp_header_europass_logo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top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true" fo:keep-together="auto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true" fo:keep-together="auto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true" fo:keep-together="auto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2_ICT" style:family="table-row">
      <style:table-row-properties style:min-row-height="1.2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B4_ICT" style:family="table-cell">
      <style:table-cell-properties style:vertical-align="middle" fo:background-color="transparent" fo:padding-left="0.4cm" fo:padding-right="0.4cm" fo:border-left="none" fo:border-right="none" fo:border-top="none" fo:border-bottom="0.035cm solid #c6c6c6">
        <style:background-image/>
      </style:table-cell-properties>
    </style:style>
    <style:style style:name="Table1.C4_ICT" style:family="table-cell">
      <style:table-cell-properties style:vertical-align="middle" fo:background-color="transparent" fo:padding-left="0.4cm" fo:padding-right="0.4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5_ICT" style:family="table-cell">
      <style:table-cell-properties style:vertical-align="middle" fo:padding-top="0.2cm" fo:padding-bottom="0.2cm" fo:border-left="none" fo:border-right="none" fo:border-top="none" fo:border-bottom="0.018cm solid #c6c6c6"/>
    </style:style>
    <style:style style:name="Table1.C5_ICT" style:family="table-cell">
      <style:table-cell-properties style:vertical-align="middle" fo:padding-top="0.2cm" fo:padding-bottom="0.2cm" fo:border-left="0.035cm solid #c6c6c6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8_ICT" style:family="table-cell">
      <style:table-cell-properties style:vertical-align="bottom" fo:padding="0cm" fo:border-left="none" fo:border-right="none" fo:border-top="none" fo:border-bottom="none"/>
    </style:style>
    <style:style style:name="Table1.B7_ICT" style:family="table-cell">
      <style:table-cell-properties style:vertical-align="bottom" fo:padding-top="3.5mm" fo:border-left="none" fo:border-right="none" fo:border-top="none" fo:border-bottom="none"/>
    </style:style>
    <style:style style:name="Table1.B9_ICT" style:family="table-cell">
      <style:table-cell-properties style:vertical-align="top" fo:padding="0mm" fo:border-left="none" fo:border-right="none" fo:border-top="none" fo:border-bottom="none"/>
    </style:style>
    <style:style style:name="Table1.B10" style:family="table-cell">
      <style:table-cell-properties style:vertical-align="bottom" fo:padding="0cm" fo:border="none"/>
    </style:style>
    <style:style style:name="Table1.B10_ICT" style:family="table-cell">
      <!-- style:table-cell-properties style:vertical-align="top" fo:background-color="transparent" fo:padding-top="1.5mm" fo:padding-bottom="4.5mm" fo:border-left="none" fo:border-right="none" fo:border-top="none" fo:border-bottom="none" -->
      <style:table-cell-properties style:vertical-align="middle" fo:padding-top="0cm" fo:padding-bottom="0.2cm" fo:border="none"/>
    </style:style>
    <style:style style:name="Table1.11" style:family="table-row">
      <style:table-row-properties style:min-row-height="0.7cm" style:keep-together="true" fo:keep-together="auto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true" fo:keep-together="auto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true" fo:keep-together="auto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true" fo:keep-together="auto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true" fo:keep-together="auto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true" fo:keep-together="auto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true" fo:keep-together="auto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true" fo:keep-together="auto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true" fo:keep-together="auto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true" fo:keep-together="auto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true" fo:keep-together="auto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_5f_ECV_5f_First_5f_Page_5f_Paragraph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Pages_5f_Paragraph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_PERSONAL_STATEMENT" style:family="paragraph" style:parent-style-name="_5f_ECV_5f_OccupationalFieldHeadingPersonal">
      <style:text-properties fo:font-variant="small-caps" fo:text-transform="underline"/>
    </style:style>
    <style:style style:name="P12" style:family="paragraph" style:parent-style-name="_5f_ECV_5f_OccupationalFieldHeading">
      <style:text-properties fo:font-variant="small-caps" fo:text-transform="underline"/>
    </style:style>
    <style:style style:name="P13" style:family="paragraph" style:parent-style-name="europass_5f_bulleted_5f_list" style:list-style-name="europass_5f_bulleted_5f_list"/>
    <style:style style:name="P14" style:family="paragraph" style:parent-style-name="_5f_ESP_5f_Heading" style:master-page-name="_5f_ESP_5f_Pages">
      <style:paragraph-properties fo:margin-left="0cm" fo:margin-right="0.3cm" fo:margin-top="0cm" fo:margin-bottom="0.6cm" fo:text-indent="0cm" style:auto-text-indent="false" style:page-number="auto"/>
    </style:style>
    <!--ECL-->
    <style:style style:name="PB_CL" style:family="paragraph" style:parent-style-name="Standard" style:master-page-name="_5f_CL_5f_PageStyle">
      <style:text-properties fo:font-size="1pt" style:font-size-asian="1pt" style:font-size-complex="1pt"/>
    </style:style>
    <style:style style:name="PB_CV" style:family="paragraph" style:parent-style-name="Standard" style:master-page-name="_5f_ECV_5f_First_5f_Page_5f_After_5f_ECL">
      <style:text-properties fo:font-size="1pt" style:font-size-asian="1pt" style:font-size-complex="1pt"/>
    </style:style>
    <!--ELP-->
    <style:style style:name="PB_LP" style:family="paragraph" style:parent-style-name="Standard" style:master-page-name="_5f_ELP_5f_First_5f_Page_5f_After_5f_ECV">
      <style:text-properties fo:font-size="1pt" style:font-size-asian="1pt" style:font-size-complex="1p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bottom="0.1cm" fo:margin-right="0.07cm" style:vertical-pos="bottom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Carlos <text:span text:style-name="T6">Saport Tomás </text:span>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svg:title>Location icon</svg:title>
</draw:frame>Madrid, Barcelona, Valencia, Castellón (Spain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mobile.png" xlink:type="simple" xlink:show="embed" xlink:actuate="onLoad"/>
<svg:title>Contact icon</svg:title>
</draw:frame>
<text:span text:style-name="_5f_ECV_5f_ContactDetails"><text:span text:style-name="T14">+34 675184936</text:span>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svg:title>Email icon</svg:title>
</draw:frame>
carlos.saport@gmail.com, carsato1@yahoo.es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21 August 1981 </text:span>
<text:span text:style-name="_5f_ECV_5f_HeadingContactDetails">
	| 
	Nationality  
</text:span>
<text:span text:style-name="_5f_ECV_5f_ContactDetails">Spanish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>PREFERRED JOB</text:p>
          </table:table-cell>
          <table:table-cell table:style-name="EuropassCV_5f_OccupationalField.A1" office:value-type="string">
            <text:p text:style-name="_5f_ECV_5f_NameField">Developer (Drupal, PHP, Linux, Open Source)</text:p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1/06/2015–Present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Emfasi comunicació SL, Sabadell (Spain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<text:a xmlns:xlink="http://www.w3.org/1999/xlink" xlink:type="simple" xlink:href="http://emfasi.com/">http://emfasi.com/</text:a>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5/2014–01/06/2015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Bodeboca, Madrid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<text:a xmlns:xlink="http://www.w3.org/1999/xlink" xlink:type="simple" xlink:href="http://www.bodeboca.com">http://www.bodeboca.com</text:a>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6/2013–05/2014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Indra http://www.indracompany.com/, Madrid (Spain)
<text:line-break/><text:a xmlns:xlink="http://www.w3.org/1999/xlink" text:style-name="Internet_20_link" xlink:type="simple" xlink:show="new" xlink:href="http://www.deinterfaz.com/">http://www.deinterfaz.com/</text:a>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Drupal module development.</text:p>
            <text:p xmlns:text="urn:oasis:names:tc:opendocument:xmlns:text:1.0" text:style-name="europass_5f_SectionDetails"><text:a xmlns:xlink="http://www.w3.org/1999/xlink" xlink:type="simple" xlink:href="http://www.ree.es/">http://www.ree.es/</text:a> new site development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10/2012–05/2013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Increnta.com, Valencia (Spain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Drupal development.</text:p>
            <text:p xmlns:text="urn:oasis:names:tc:opendocument:xmlns:text:1.0" text:style-name="europass_5f_SectionDetails">http://increnta.com/</text:p>
            <text:p xmlns:text="urn:oasis:names:tc:opendocument:xmlns:text:1.0" text:style-name="europass_5f_SectionDetails">http://www.ollerosabogados.com/</text:p>
            <text:p xmlns:text="urn:oasis:names:tc:opendocument:xmlns:text:1.0" text:style-name="europass_5f_SectionDetails">http://balmaseda.dev.increnta.com/</text:p>
            <text:p xmlns:text="urn:oasis:names:tc:opendocument:xmlns:text:1.0" text:style-name="europass_5f_SectionDetails">http://www.hipopotamo.com</text:p>
            <text:p xmlns:text="urn:oasis:names:tc:opendocument:xmlns:text:1.0" text:style-name="europass_5f_SectionDetails">http://hipopotamo.dev.increnta.com/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8/2011–09/2012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http://direcciona.me, Barcelona
<text:line-break/><text:a xmlns:xlink="http://www.w3.org/1999/xlink" text:style-name="Internet_20_link" xlink:type="simple" xlink:show="new" xlink:href="http://direcciona.me/">http://direcciona.me/</text:a>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Develop drupal projects and manage the company servers as sysadmin.</text:p>
            <text:p xmlns:text="urn:oasis:names:tc:opendocument:xmlns:text:1.0" text:style-name="europass_5f_SectionDetails">Backend for mobile apps with Drupal.</text:p>
            <text:p xmlns:text="urn:oasis:names:tc:opendocument:xmlns:text:1.0" text:style-name="europass_5f_SectionDetails">http://www.culturaalabast.cat/</text:p>
            <text:p xmlns:text="urn:oasis:names:tc:opendocument:xmlns:text:1.0" text:style-name="europass_5f_SectionDetails">http://www.vandellos-hospitalet.cat/</text:p>
            <text:p xmlns:text="urn:oasis:names:tc:opendocument:xmlns:text:1.0" text:style-name="europass_5f_SectionDetails">http://www.idetsa.net/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9/01/2011–09/07/2011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ideup!<text:line-break/>Playa de liencres,  Las Rozas, Madrid (Spain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Maintain, develop new features and sites using Drupal and other frameworks/CMS</text:p>
            <text:line-break xmlns:text="urn:oasis:names:tc:opendocument:xmlns:text:1.0"/>
            <text:p xmlns:text="urn:oasis:names:tc:opendocument:xmlns:text:1.0" text:style-name="europass_5f_SectionDetails">http://turiauto.fiat.es/</text:p>
            <text:line-break xmlns:text="urn:oasis:names:tc:opendocument:xmlns:text:1.0"/>
            <text:p xmlns:text="urn:oasis:names:tc:opendocument:xmlns:text:1.0" text:style-name="europass_5f_SectionDetails">http://turiauto.fiat.es/humans.txt</text:p>
            <text:line-break xmlns:text="urn:oasis:names:tc:opendocument:xmlns:text:1.0"/>
            <text:p xmlns:text="urn:oasis:names:tc:opendocument:xmlns:text:1.0" text:style-name="europass_5f_SectionDetails">http://www.imgfutbol.com</text:p>
            <text:line-break xmlns:text="urn:oasis:names:tc:opendocument:xmlns:text:1.0"/>
            <text:p xmlns:text="urn:oasis:names:tc:opendocument:xmlns:text:1.0" text:style-name="europass_5f_SectionDetails">http://www.foroune.uji.es</text:p>
            <text:line-break xmlns:text="urn:oasis:names:tc:opendocument:xmlns:text:1.0"/>
            <text:p xmlns:text="urn:oasis:names:tc:opendocument:xmlns:text:1.0" text:style-name="europass_5f_SectionDetails">http://www.clubrrhh.org</text:p>
            <text:line-break xmlns:text="urn:oasis:names:tc:opendocument:xmlns:text:1.0"/>
            <text:line-break xmlns:text="urn:oasis:names:tc:opendocument:xmlns:text:1.0"/>
            <text:p xmlns:text="urn:oasis:names:tc:opendocument:xmlns:text:1.0" text:style-name="europass_5f_SectionDetails">http://www.aguasdemondariz.com/</text:p>
            <text:line-break xmlns:text="urn:oasis:names:tc:opendocument:xmlns:text:1.0"/>
            <text:p xmlns:text="urn:oasis:names:tc:opendocument:xmlns:text:1.0" text:style-name="europass_5f_SectionDetails">http://www.educacontic.es/</text:p>
            <text:line-break xmlns:text="urn:oasis:names:tc:opendocument:xmlns:text:1.0"/>
            <text:p xmlns:text="urn:oasis:names:tc:opendocument:xmlns:text:1.0" text:style-name="europass_5f_SectionDetails">http://www.cignasalud.es</text:p>
            <text:line-break xmlns:text="urn:oasis:names:tc:opendocument:xmlns:text:1.0"/>
            <text:p xmlns:text="urn:oasis:names:tc:opendocument:xmlns:text:1.0" text:style-name="europass_5f_SectionDetails">http://www.samsungcontactotienda.es/</text:p>
            <text:line-break xmlns:text="urn:oasis:names:tc:opendocument:xmlns:text:1.0"/>
            <text:p xmlns:text="urn:oasis:names:tc:opendocument:xmlns:text:1.0" text:style-name="europass_5f_SectionDetails">http://www.diarionegocio.es/</text:p>
            <text:line-break xmlns:text="urn:oasis:names:tc:opendocument:xmlns:text:1.0"/>
            <text:p xmlns:text="urn:oasis:names:tc:opendocument:xmlns:text:1.0" text:style-name="europass_5f_SectionDetails">http://www.fiatautonomy.es/</text:p>
            <text:line-break xmlns:text="urn:oasis:names:tc:opendocument:xmlns:text:1.0"/>
            <text:p xmlns:text="urn:oasis:names:tc:opendocument:xmlns:text:1.0" text:style-name="europass_5f_SectionDetails">http://www.drsajonia-coburgo.com/</text:p>
            <text:line-break xmlns:text="urn:oasis:names:tc:opendocument:xmlns:text:1.0"/>
            <text:p xmlns:text="urn:oasis:names:tc:opendocument:xmlns:text:1.0" text:style-name="europass_5f_SectionDetails">http://www.carlabulgaria.com/</text:p>
            <text:line-break xmlns:text="urn:oasis:names:tc:opendocument:xmlns:text:1.0"/>
            <text:p xmlns:text="urn:oasis:names:tc:opendocument:xmlns:text:1.0" text:style-name="europass_5f_SectionDetails">http://www.trucco.es</text:p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
<text:span text:style-name="_5f_ECV_5f_HeadingBusinessSector">Business or sector</text:span>
<text:span text:style-name="_5f_ECV_5f_ContactDetails">Web projects</text:span>
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1/07/2010–31/12/2010</text:p>
          </table:table-cell>
          <table:table-cell table:style-name="EuropassCV_5f_WorkExperience_5f_1.A1" office:value-type="string">
            <text:p text:style-name="_5f_ECV_5f_SubSectionHeading">Civil servant at computer systems departmen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Ministry of Agriculture, Fisheries and Food, Valencia (Spain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Database migrations from Access to OpenOffice. HelpDesk. Software deployment for 1000 computers. SVN manager, IT issues, etc</text:p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
<text:span text:style-name="_5f_ECV_5f_HeadingBusinessSector">Business or sector</text:span>
<text:span text:style-name="_5f_ECV_5f_ContactDetails">Agriculture, Fisheries and Food</text:span>
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8/2009–06/2010</text:p>
          </table:table-cell>
          <table:table-cell table:style-name="EuropassCV_5f_WorkExperience_5f_1.A1" office:value-type="string">
            <text:p text:style-name="_5f_ECV_5f_SubSectionHeading">Drupal Freelanc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Back end development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2005–2009</text:p>
          </table:table-cell>
          <table:table-cell table:style-name="EuropassCV_5f_Education_26_Training_5f_1.A1" office:value-type="string">
            <text:p text:style-name="_5f_ECV_5f_SubSectionHeading">Bachelor in Computer Science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Jaime I University, Castellón de la plana (Spain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xmlns:text="urn:oasis:names:tc:opendocument:xmlns:text:1.0" text:style-name="europass_5f_SectionDetails">Computer systems, projects management, databases, software development.</text:p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13/05/2018–13/05/2018</text:p>
          </table:table-cell>
          <table:table-cell table:style-name="EuropassCV_5f_Education_26_Training_5f_1.A1" office:value-type="string">
            <text:p text:style-name="_5f_ECV_5f_SubSectionHeading">Acquia Certified Developer - Drupal 7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Acquia</text:p>
          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europass_5f_SectionDetails">Catalan/Valenc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


Spanish</text:p>
          </table:table-cell>
          <table:table-cell table:style-name="Table1.B5" office:value-type="string">
            <text:p text:style-name="P10">C2</text:p>
          </table:table-cell>
          <table:table-cell table:style-name="Table1.B5" office:value-type="string">
            <text:p text:style-name="P10">C2</text:p>
          </table:table-cell>
          <table:table-cell table:style-name="Table1.B5" office:value-type="string">
            <text:p text:style-name="P10">C2</text:p>
          </table:table-cell>
          <table:table-cell table:style-name="Table1.B5" office:value-type="string">
            <text:p text:style-name="P10">C2</text:p>
          </table:table-cell>
          <table:table-cell table:style-name="Table1.B5" office:value-type="string">
            <text:p text:style-name="P10">C2</text:p>
          </table:table-cell>
        </table:table-row>
        <table:table-row table:style-name="Table1.5">
          <table:table-cell table:style-name="Table1.A5" office:value-type="string">
            <text:p text:style-name="_5f_ECV_5f_LanguageName">


English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B2</text:p>
          </table:table-cell>
        </table:table-row>
        <table:table-row table:style-name="Table1.5">
          <table:table-cell table:style-name="Table1.A5" office:value-type="string">
            <text:p text:style-name="_5f_ECV_5f_LanguageName">


Esperanto</text:p>
          </table:table-cell>
          <table:table-cell table:style-name="Table1.B5" office:value-type="string">
            <text:p text:style-name="P10">A1</text:p>
          </table:table-cell>
          <table:table-cell table:style-name="Table1.B5" office:value-type="string">
            <text:p text:style-name="P10">A1</text:p>
          </table:table-cell>
          <table:table-cell table:style-name="Table1.B5" office:value-type="string">
            <text:p text:style-name="P10">A1</text:p>
          </table:table-cell>
          <table:table-cell table:style-name="Table1.B5" office:value-type="string">
            <text:p text:style-name="P10">A1</text:p>
          </table:table-cell>
          <table:table-cell table:style-name="Table1.B5" office:value-type="string">
            <text:p text:style-name="P10">A1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 and A2: Basic user  -  B1 and B2: Independent user  -  C1 and C2: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

Communication skills</text:p>
          </table:table-cell>
          <table:table-cell table:style-name="EuropassCV_5f_CommunicationSkills.A1" office:value-type="string">
            <text:p xmlns:text="urn:oasis:names:tc:opendocument:xmlns:text:1.0" text:style-name="europass_5f_SectionDetails">Kind, social and easy going person</text:p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

Organisational / managerial skills</text:p>
          </table:table-cell>
          <table:table-cell table:style-name="EuropassCV_5f_OrganisationalSkills.A1" office:value-type="string">
            <text:p xmlns:text="urn:oasis:names:tc:opendocument:xmlns:text:1.0" text:style-name="europass_5f_SectionDetails">Good leadership capabilities, proactive, autonomous worker and good at working with others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

Job-related skills</text:p>
          </table:table-cell>
          <table:table-cell table:style-name="EuropassCV_5f_JobRelatedSkills.A1" office:value-type="string">
            <text:p xmlns:text="urn:oasis:names:tc:opendocument:xmlns:text:1.0" text:style-name="europass_5f_SectionDetails">Drupal, PHP, Ruby, Git, SVN, SCRUM, Linux, Shell, Apache, LAMP, Drush</text:p>
          </table:table-cell>
        </table:table-row>
      </table:table>
      <text:p text:style-name="_5f_ECV_5f_Text"/>
      <table:table table:name="EuropassCV_ComputerSkills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2">
          <table:table-cell table:style-name="Table1.A1" table:number-rows-spanned="2" office:value-type="string">
            <text:p text:style-name="_5f_ECV_5f_LeftDetails">

Digital skills</text:p>
          </table:table-cell>
          <table:table-cell table:style-name="Table1.B9_ICT" table:number-columns-spanned="5" office:value-type="string">
            <text:p xmlns:text="urn:oasis:names:tc:opendocument:xmlns:text:1.0" text:style-name="europass_5f_SectionDetails">Drupal, PHP, Ruby, Git, SVN, SCRUM, Linux, Shell, Apache, LAMP, Drush</text:p>
          </table:table-cell>
        </table:table-row>
      </table:table>
      <text:p text:style-name="_5f_ECV_5f_Text"/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table:number-rows-spanned="2" office:value-type="string">
            <text:p text:style-name="_5f_ECV_5f_LeftDetails">

Driving licence</text:p>
          </table:table-cell>
          <table:table-cell table:style-name="EuropassCV_5f_DrivingLicence.A1" office:value-type="string">
            <text:p text:style-name="europass_5f_SectionDetails">B</text:p>
          </table:table-cell>
        </table:table-row>
      </table:table>
      <!-- ELP pages follow next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First_5f_Page_5f_Paragraph" style:display-name="_ECV_First_Page_Paragraph" style:family="paragraph" style:parent-style-name="_5f_ECV_5f_RightHeading" style:class="extra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europass_5f_SectionDetails" style:display-name="Europass_SectionDetails" style:family="paragraph" style:parent-style-name="Standard" style:default-outline-level="" style:list-style-name="">
      <style:paragraph-properties fo:margin-top="0.49mm" fo:margin-bottom="0.99m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11mm"/>
    </style:style>
    <style:style style:name="_5f_ECV_5f_PersonalStatement" style:display-name="_ECV_PersonalStatement" style:family="paragraph" style:parent-style-name="_5f_ECV_5f_RightColumn" style:class="extra">
      <style:paragraph-properties fo:margin="100%" fo:margin-left="0cm" fo:margin-right="0cm" fo:margin-top="0cm" fo:margin-bottom="0.99m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0pt" fo:letter-spacing="-0.011cm" fo:background-color="transparent" style:font-size-asian="9pt" style:font-size-complex="9pt"/>
    </style:style>
    <style:style style:name="_5f_ECV_5f_SectionBullet" style:display-name="_ECV_SectionBullet" style:family="paragraph" style:parent-style-name="europass_5f_SectionDetails" style:default-outline-level="1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europass_5f_SectionDetails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europass_5f_SectionDetails" style:class="extra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Personal" style:display-name="_ECV_OccupationalFieldHeadingPersonal" style:family="paragraph" style:parent-style-name="_5f_ECV_5f_LeftHeading" style:class="extra">
      <style:paragraph-properties fo:margin-top="0.04cm" fo:margin-bottom="0cm"/>
      <style:text-properties fo:color="#0e4194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Next_5f_Pages_5f_Paragraph" style:display-name="_ECV_Next_Pages_Paragraph" style:family="paragraph" style:parent-style-name="_5f_ECV_5f_First_5f_Page_5f_Paragraph" style:class="extra">
      <style:paragraph-properties fo:margin-top="0.27cm" fo:margin-bottom="0cm" fo:text-align="end" style:justify-single-word="false" style:vertical-align="auto">
        <style:tab-stops>
          <style:tab-stop style:position="4.95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Pages_5f_Paragraph" style:display-name="_ESP_Pages_Paragraph" style:family="paragraph" style:parent-style-name="_5f_ECV_5f_Next_5f_Pages_5f_Paragraph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europass_5f_Text_5f_Subscript" style:display-name="Europass_Text_Subscript" style:family="text" style:parent-style-name="europass_5f_SectionDetails">
      <style:text-properties style:text-position="sub 58%"/>
    </style:style>
    <style:style style:name="europass_5f_Text_5f_Superscript" style:display-name="Europass_Text_Superscript" style:family="text" style:parent-style-name="europass_5f_SectionDetails">
      <style:text-properties style:text-position="super 58%"/>
    </style:style>
    <style:style style:name="europass_5f_Text_5f_Bold" style:display-name="Europass_Text_Bold" style:family="text" style:parent-style-name="europass_5f_SectionDetails">
      <style:text-properties style:font-name="Arial" fo:font-weight="bold"/>
    </style:style>
    <style:style style:name="europass_5f_Text_5f_Underline" style:display-name="Europass_Text_Underline" style:family="text" style:parent-style-name="europass_5f_SectionDetails">
      <style:text-properties style:font-name="Arial" style:text-underline-style="solid" style:text-underline-width="auto" style:text-underline-color="font-color"/>
    </style:style>
    <style:style style:name="europass_5f_Text_5f_Italics" style:display-name="Europass_Text_Italics" style:family="text" style:parent-style-name="europass_5f_SectionDetails">
      <style:text-properties style:font-name="Arial" fo:font-style="italic"/>
    </style:style>
    <style:style style:name="europass_5f_Text_5f_Bold_5f_And_5f_Underline" style:display-name="Europass_Text_Bold_And_Underline" style:family="text" style:parent-style-name="europass_5f_SectionDetails">
      <style:text-properties style:font-name="Arial" fo:font-weight="bold" style:text-underline-style="solid" style:text-underline-width="auto" style:text-underline-color="font-color"/>
    </style:style>
    <style:style style:name="europass_5f_Text_5f_Bold_5f_And_5f_Italics" style:display-name="Europass_Text_Bold_And_Italics" style:family="text" style:parent-style-name="europass_5f_SectionDetails">
      <style:text-properties style:font-name="Arial" fo:font-weight="bold" fo:font-style="italic"/>
    </style:style>
    <style:style style:name="europass_5f_Text_5f_Bold_5f_And_5f_Underline_5f_And_5f_Italics" style:display-name="Europass_Text_Bold_And_Underline_And_Italics" style:family="text" style:parent-style-name="europass_5f_SectionDetails">
      <style:text-properties style:font-name="Arial" fo:font-weight="bold" fo:font-style="italic" style:text-underline-style="solid" style:text-underline-width="auto" style:text-underline-color="font-color"/>
    </style:style>
    <style:style style:name="europass_5f_Text_5f_Underline_5f_And_5f_Italics" style:display-name="Europass_Text_Underline_And_Italics" style:family="text" style:parent-style-name="europass_5f_SectionDetails">
      <style:text-properties style:font-name="Arial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style:style style:name="europass_5f_numbered_5f_list" style:family="paragraph" style:parent-style-name="europass_5f_SectionDetails" style:class="list">
</style:style>
    <style:style style:name="europass_5f_bulleted_5f_list" style:family="paragraph" style:parent-style-name="europass_5f_SectionDetails" style:class="list">
</style:style>
    <!--  Numbered List --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</text:list-style>
    <!--  Bulleted List  -->
    <text:list-style style:name="europass_5f_bulleted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Segoe UI"/>
      </text:list-level-style-bullet>
    </text:list-style>
    <style:style style:name="europass_5f_paragraph_5f_indented" style:display-name="europass_paragraph_indented" style:family="paragraph" style:parent-style-name="europass_5f_SectionDetails" style:class="text">
      <style:paragraph-properties fo:margin="100%" fo:margin-left="1cm" fo:margin-right="0cm" fo:text-indent="0cm" style:auto-text-indent="false"/>
    </style:style>
    <style:style style:name="europass_5f_paragraph_indent1" style:display-name="europass_paragraph_indent1" style:family="paragraph" style:parent-style-name="europass_5f_SectionDetails" style:class="text">
      <style:paragraph-properties fo:margin-left="10mm" fo:margin-right="0mm" fo:text-indent="0mm" style:auto-text-indent="false" style:page-number="auto"/>
    </style:style>
    <style:style style:name="europass_5f_paragraph_indent2" style:display-name="europass_paragraph_indent2" style:family="paragraph" style:parent-style-name="europass_5f_SectionDetails" style:class="text">
      <style:paragraph-properties fo:margin-left="20mm" fo:margin-right="0mm" fo:text-indent="0mm" style:auto-text-indent="false"/>
    </style:style>
    <style:style style:name="europass_5f_paragraph_indent3" style:display-name="europass_paragraph_indent3" style:family="paragraph" style:parent-style-name="europass_5f_SectionDetails" style:class="text">
      <style:paragraph-properties fo:margin-left="30mm" fo:margin-right="0mm" fo:text-indent="0mm" style:auto-text-indent="false"/>
    </style:style>
    <!-- Text Align style -->
    <style:style style:name="europass_5f_paragraph_align_justify" style:display-name="europass_paragraph_align_justify" style:family="paragraph" style:parent-style-name="europass_5f_SectionDetails" style:class="text">
      <style:paragraph-properties fo:text-align="justify" style:justify-single-word="false"/>
    </style:style>
    <!-- Text Align and Indentation style -->
    <style:style style:name="europass_5f_paragraph_indent1_justify" style:display-name="europass_paragraph_indent1_justify" style:family="paragraph" style:parent-style-name="europass_5f_SectionDetails" style:class="text">
      <style:paragraph-properties fo:margin-left="10mm" fo:margin-right="0mm" fo:text-indent="0mm" fo:text-align="justify" style:justify-single-word="false" style:auto-text-indent="false" style:page-number="auto"/>
    </style:style>
    <style:style style:name="europass_5f_paragraph_indent2_justify" style:display-name="europass_paragraph_indent2_justify" style:family="paragraph" style:parent-style-name="europass_5f_SectionDetails" style:class="text">
      <style:paragraph-properties fo:margin-left="20mm" fo:margin-right="0mm" fo:text-indent="0mm" fo:text-align="justify" style:justify-single-word="false" style:auto-text-indent="false"/>
    </style:style>
    <style:style style:name="europass_5f_paragraph_indent3_justify" style:display-name="europass_paragraph_indent3_justify" style:family="paragraph" style:parent-style-name="europass_5f_SectionDetails" style:class="text">
      <style:paragraph-properties fo:margin-left="30mm" fo:margin-right="0mm" fo:text-indent="0mm" fo:text-align="justify" style:justify-single-word="false" style:auto-text-indent="fals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First_5f_Page_5f_Paragraph">
      <style:paragraph-properties fo:margin-top="0.58cm" fo:margin-bottom="0cm"/>
    </style:style>
    <!-- NEW STYLE NO LOGO -->
    <style:style style:name="_ESP_Table10_No_Logo" style:family="table">
      <style:table-properties style:width="180mm" table:align="center" style:may-break-between-rows="false" table:border-model="separating"/>
    </style:style>
    <style:style style:name="_ESP_Table10.A_No_Logo" style:family="table-column">
      <style:table-column-properties style:column-width="90mm"/>
    </style:style>
    <style:style style:name="_ESP_Table10.B_No_Logo" style:family="table-column">
      <style:table-column-properties style:column-width="90mm"/>
    </style:style>
    <style:style style:name="_ESP_Table10.1_No_Logo" style:family="table-row">
      <style:table-row-properties style:min-row-height="13.23mm"/>
    </style:style>
    <style:style style:name="_ESP_Table10.A1_No_Logo" style:family="table-cell">
      <style:table-cell-properties fo:padding-top="1.4mm" fo:border="none" fo:text-align="left" style:vertical-align="middle"/>
    </style:style>
    <style:style style:name="_ESP_Table10.B1_No_Logo" style:family="table-cell">
      <style:table-cell-properties fo:padding-top="1.4mm" fo:border="none" fo:text-align="right" style:vertical-align="middle"/>
    </style:style>
    <style:style style:name="_ECV_Table10_No_Logo" style:family="table">
      <style:table-properties style:width="100%" table:align="center" style:may-break-between-rows="false" table:border-model="collapsing"/>
    </style:style>
    <style:style style:name="_ECV_Table10.A_No_Logo" style:family="table-column">
      <style:table-column-properties style:column-width="5cm"/>
    </style:style>
    <style:style style:name="_ECV_Table10.B_No_Logo" style:family="table-column">
      <style:table-column-properties style:column-width="13.335cm"/>
    </style:style>
    <style:style style:name="_ECV_Table10.1_No_Logo" style:family="table-row">
      <style:table-row-properties style:min-row-height="13.23mm"/>
    </style:style>
    <style:style style:name="_ECV_Table10.1_No_Logo_2nd_page" style:family="table-row">
      <style:table-row-properties style:row-height="8.5mm"/>
    </style:style>
    <style:style style:name="_ECV_Table10.A1_No_Logo" style:family="table-cell">
      <style:table-cell-properties fo:padding-top="1.4mm" fo:padding-right="0.5cm" fo:border="none" fo:text-align="end" style:vertical-align="middle"/>
    </style:style>
    <style:style style:name="_ECV_Table10.B1_No_Logo" style:family="table-cell">
      <style:table-cell-properties fo:padding-top="1.4mm" fo:padding-right="0cm" fo:border="none" fo:text-align="end" style:vertical-align="middle"/>
    </style:style>
    <style:style style:name="MP1_NO_LOGO" style:family="paragraph" style:parent-style-name="_5f_ECV_5f_First_5f_Page_5f_Paragraph">
      <style:paragraph-properties fo:keep-with-next="always" fo:margin="100%" fo:margin-bottom="0cm" fo:text-align="end" fo:background-color="transparent" style:line-break="strict">
        <style:tab-stops/>
      </style:paragraph-properties>
    </style:style>
    <style:style style:name="MT2_NO_LOGO" style:family="text">
      <style:text-properties fo:color="#1593cb" style:font-name="Arial" fo:font-size="14pt" style:font-size-asian="14pt" style:font-size-complex="14pt"/>
    </style:style>
    <style:style style:name="MP3_ESP_NO_LOGO" style:family="paragraph" style:parent-style-name="_5f_ESP_5f_Pages_5f_Paragraph">
      <style:paragraph-properties fo:margin-left="0cm" style:contextual-spacing="false" fo:text-align="start"/>
    </style:style>
    <style:style style:name="MP3_ECV_NO_LOGO" style:family="paragraph" style:parent-style-name="_5f_ESP_5f_Pages_5f_Paragraph">
      <style:paragraph-properties fo:margin-left="0cm" style:contextual-spacing="false" fo:text-align="end"/>
    </style:style>
    <style:style style:name="MP3_NAME_NO_LOGO" style:family="paragraph" style:parent-style-name="_5f_ESP_5f_Pages_5f_Paragraph">
      <style:paragraph-properties fo:margin-right="0cm" fo:padding-right="0cm" style:contextual-spacing="false" fo:text-align="end"/>
    </style:style>
    <style:style style:name="MT2_ESP_NO_LOGO" style:family="text">
      <style:text-properties fo:color="#1593cb" style:font-name="Arial" fo:font-size="14pt" style:font-size-asian="14pt" style:font-size-complex="14pt"/>
    </style:style>
    <style:style style:name="MT4_ESP_NO_LOGO" style:family="text">
      <style:text-properties fo:color="#0e4194" style:font-name="Arial" fo:font-size="10pt" style:font-size-asian="10pt" style:font-size-complex="10pt"/>
    </style:style>
    <style:style style:name="MT4_ECV_NO_LOGO" style:family="text">
      <style:text-properties fo:color="#1593cb" style:font-name="Arial" fo:font-size="10pt" style:font-size-asian="10pt" style:font-size-complex="10pt"/>
    </style:style>
    <style:style style:name="_5f_ECV_5f_Next_5f_Pages_5f_Paragraph_No_Logo" style:display-name="_ECV_Next_Pages_Paragraph_No_Logo" style:family="paragraph" style:parent-style-name="_5f_ECV_5f_First_5f_Page_5f_Paragraph" style:class="extra">
      <style:paragraph-properties fo:margin-top="0.27cm" fo:margin-bottom="0cm" fo:text-align="end" style:justify-single-word="false" style:vertical-align="bottom">
        <style:tab-stops>
          <style:tab-stop style:position="4.951cm"/>
          <style:tab-stop style:position="18.256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Pages_5f_Paragraph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14/5/18</text:span>
			<text:tab/>
			<text:span text:style-name="MT1">© European Union, 2002-2018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style:master-page style:name="First_20_Page" style:display-name="First Page" style:page-layout-name="Mpm1" style:next-style-name="Standard"/>
    <!-- CV 1st page -->
    <style:master-page style:name="_5f_ECV_5f_First_5f_Page" style:display-name="_ECV_First_Page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14/5/18</text:span>
			<text:tab/>
			<text:span text:style-name="MT1">© European Union, 2002-2018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CV 1st page after CL-->
    <style:master-page style:name="_5f_ECV_5f_First_5f_Page_5f_After_5f_ECL" style:display-name="_ECV_First_Page_After_CL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footer>
        <text:p text:style-name="MP2">
			<text:span text:style-name="MT1">14/5/18</text:span>
			<text:tab/>
			<text:span text:style-name="MT1">© European Union, 2002-2018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 CV next pages -->
    <style:master-page style:name="_5f_ECV_5f_Next_5f_Pages" style:display-name="_ECV_Next_Pages" style:page-layout-name="Mpm2">
      <style:header>
        <text:p text:style-name="_5f_ECV_5f_Next_5f_Pages_5f_Paragraph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svg:title>Europass logo</svg:title>
	</draw:frame>
		<text:tab/><text:span text:style-name="MT2">Curriculum vitae<text:tab/></text:span>
	<text:span text:style-name="MT3">Carlos Saport Tomás</text:span></text:p>
      </style:header>
      <style:footer>
        <text:p text:style-name="MP2">
        <text:span text:style-name="MT1">14/5/18</text:span>
		<text:tab/>
        <text:span text:style-name="MT1">© European Union, 2002-2018 | http://europass.cedefop.europa.eu </text:span>
        <text:tab/>
        <text:span text:style-name="MT1">Page <text:page-number text:select-page="current"> 3</text:page-number></text:span>
		<text:span text:style-name="MT1"> / </text:span><text:span text:style-name="MT1"><text:page-count>4</text:page-count></text:span></text:p>
      </style:footer>
    </style:master-page>
    <style:master-page style:name="_5f_ESP_5f_Pages" style:display-name="_ESP_Pages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svg:title>Europass logo</svg:title>
		</draw:frame><text:tab/><text:span text:style-name="MT2">European skills passport<text:line-break/><text:s/></text:span><text:span text:style-name="MT4">Carlos Saport Tomás</text:span></text:p>
      </style:header>
      <style:footer>
        <text:p text:style-name="Footer_20_left">
        <text:span text:style-name="MT5">14/5/18</text:span>
        <text:tab/>
        <text:span text:style-name="MT5">© European Union, 2002-2018 | http://europass.cedefop.europa.eu </text:span>
		<text:tab/>
		<text:span text:style-name="MT5">Page <text:page-number text:select-page="current"> 4</text:page-number></text:span>
		<text:span text:style-name="MT5"> / </text:span><text:span text:style-name="MT5"><text:page-count>4</text:page-count></text:span><text:span text:style-name="MT5"><text:tab/><text:tab/></text:span><text:span text:style-name="MT6"> 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9T00:00:00.000Z</meta:creation-date>
    <dc:date>2018-05-14T16:17:57.806Z</dc:date>
    <meta:generator>Europass - LibreOffice/4</meta:generator>
    <dc:description>Carlos Saport Tomás Europass CV</dc:description>
    <meta:keyword>Europass, CV, Cedefop</meta:keyword>
    <dc:subject>Carlos Saport Tomás Europass CV</dc:subject>
    <dc:title>CV-Europass-20180514-SaportTomás-EN.odt</dc:title>
    <dc:creator>Carlos Saport Tomás</dc:creator>
    <dc:europassLogo>true</dc:europassLogo>
    <meta:document-statistic meta:table-count="0" meta:image-count="0" meta:object-count="0" meta:page-count="1" meta:paragraph-count="3" meta:word-count="9" meta:character-count="56" meta:non-whitespace-character-count="50"/>
    <meta:user-defined meta:name="Editor">Carlos Saport Tomás</meta:user-defined>
    <meta:user-defined meta:name="Owner">Carlos Saport Tomás</meta:user-defined>
  </office:meta>
</office:document-meta>
</file>